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float" office:value="0.379022" calcext:value-type="float">
            <text:p>0.379022</text:p>
          </table:table-cell>
          <table:table-cell office:value-type="float" office:value="0.411655" calcext:value-type="float">
            <text:p>0.411655</text:p>
          </table:table-cell>
          <table:table-cell office:value-type="float" office:value="0.49038" calcext:value-type="float">
            <text:p>0.49038</text:p>
          </table:table-cell>
          <table:table-cell office:value-type="float" office:value="0.339845" calcext:value-type="float">
            <text:p>0.339845</text:p>
          </table:table-cell>
          <table:table-cell office:value-type="float" office:value="0.337426" calcext:value-type="float">
            <text:p>0.337426</text:p>
          </table:table-cell>
          <table:table-cell office:value-type="float" office:value="0.292012" calcext:value-type="float">
            <text:p>0.292012</text:p>
          </table:table-cell>
          <table:table-cell office:value-type="float" office:value="0.360182" calcext:value-type="float">
            <text:p>0.360182</text:p>
          </table:table-cell>
          <table:table-cell office:value-type="float" office:value="0.442753" calcext:value-type="float">
            <text:p>0.442753</text:p>
          </table:table-cell>
          <table:table-cell office:value-type="float" office:value="0.310143" calcext:value-type="float">
            <text:p>0.310143</text:p>
          </table:table-cell>
          <table:table-cell office:value-type="float" office:value="0.368238" calcext:value-type="float">
            <text:p>0.368238</text:p>
          </table:table-cell>
          <table:table-cell office:value-type="float" office:value="0.403012" calcext:value-type="float">
            <text:p>0.403012</text:p>
          </table:table-cell>
          <table:table-cell office:value-type="float" office:value="0.363669" calcext:value-type="float">
            <text:p>0.363669</text:p>
          </table:table-cell>
          <table:table-cell office:value-type="float" office:value="0.330676" calcext:value-type="float">
            <text:p>0.330676</text:p>
          </table:table-cell>
          <table:table-cell office:value-type="float" office:value="0.397074" calcext:value-type="float">
            <text:p>0.397074</text:p>
          </table:table-cell>
          <table:table-cell office:value-type="float" office:value="0.477138" calcext:value-type="float">
            <text:p>0.477138</text:p>
          </table:table-cell>
          <table:table-cell office:value-type="float" office:value="0.331999" calcext:value-type="float">
            <text:p>0.331999</text:p>
          </table:table-cell>
          <table:table-cell office:value-type="float" office:value="0.360997" calcext:value-type="float">
            <text:p>0.360997</text:p>
          </table:table-cell>
          <table:table-cell office:value-type="float" office:value="0.368448" calcext:value-type="float">
            <text:p>0.368448</text:p>
          </table:table-cell>
          <table:table-cell office:value-type="float" office:value="0.355088" calcext:value-type="float">
            <text:p>0.355088</text:p>
          </table:table-cell>
          <table:table-cell office:value-type="float" office:value="0.498905" calcext:value-type="float">
            <text:p>0.498905</text:p>
          </table:table-cell>
          <table:table-cell office:value-type="float" office:value="0.413067" calcext:value-type="float">
            <text:p>0.413067</text:p>
          </table:table-cell>
          <table:table-cell office:value-type="float" office:value="0.644764" calcext:value-type="float">
            <text:p>0.644764</text:p>
          </table:table-cell>
          <table:table-cell office:value-type="float" office:value="0.410841" calcext:value-type="float">
            <text:p>0.410841</text:p>
          </table:table-cell>
          <table:table-cell office:value-type="float" office:value="0.376865" calcext:value-type="float">
            <text:p>0.376865</text:p>
          </table:table-cell>
          <table:table-cell office:value-type="float" office:value="0.408242" calcext:value-type="float">
            <text:p>0.408242</text:p>
          </table:table-cell>
        </table:table-row>
        <table:table-row table:style-name="ro1">
          <table:table-cell office:value-type="float" office:value="0.381601" calcext:value-type="float">
            <text:p>0.381601</text:p>
          </table:table-cell>
          <table:table-cell office:value-type="float" office:value="0.446526" calcext:value-type="float">
            <text:p>0.446526</text:p>
          </table:table-cell>
          <table:table-cell office:value-type="float" office:value="0.324356" calcext:value-type="float">
            <text:p>0.324356</text:p>
          </table:table-cell>
          <table:table-cell office:value-type="float" office:value="0.292322" calcext:value-type="float">
            <text:p>0.292322</text:p>
          </table:table-cell>
          <table:table-cell office:value-type="float" office:value="0.341198" calcext:value-type="float">
            <text:p>0.341198</text:p>
          </table:table-cell>
          <table:table-cell office:value-type="float" office:value="0.713841" calcext:value-type="float">
            <text:p>0.713841</text:p>
          </table:table-cell>
          <table:table-cell office:value-type="float" office:value="0.323935" calcext:value-type="float">
            <text:p>0.323935</text:p>
          </table:table-cell>
          <table:table-cell office:value-type="float" office:value="0.482869" calcext:value-type="float">
            <text:p>0.482869</text:p>
          </table:table-cell>
          <table:table-cell office:value-type="float" office:value="0.430729" calcext:value-type="float">
            <text:p>0.430729</text:p>
          </table:table-cell>
          <table:table-cell office:value-type="float" office:value="0.660068" calcext:value-type="float">
            <text:p>0.660068</text:p>
          </table:table-cell>
          <table:table-cell office:value-type="float" office:value="0.37102" calcext:value-type="float">
            <text:p>0.37102</text:p>
          </table:table-cell>
          <table:table-cell office:value-type="float" office:value="0.36" calcext:value-type="float">
            <text:p>0.36</text:p>
          </table:table-cell>
          <table:table-cell office:value-type="float" office:value="0.335484" calcext:value-type="float">
            <text:p>0.335484</text:p>
          </table:table-cell>
          <table:table-cell office:value-type="float" office:value="0.337919" calcext:value-type="float">
            <text:p>0.337919</text:p>
          </table:table-cell>
          <table:table-cell office:value-type="float" office:value="0.335185" calcext:value-type="float">
            <text:p>0.335185</text:p>
          </table:table-cell>
          <table:table-cell office:value-type="float" office:value="0.311366" calcext:value-type="float">
            <text:p>0.311366</text:p>
          </table:table-cell>
          <table:table-cell office:value-type="float" office:value="0.33469" calcext:value-type="float">
            <text:p>0.33469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43842" calcext:value-type="float">
            <text:p>0.443842</text:p>
          </table:table-cell>
          <table:table-cell office:value-type="float" office:value="0.445866" calcext:value-type="float">
            <text:p>0.445866</text:p>
          </table:table-cell>
          <table:table-cell office:value-type="float" office:value="0.303706" calcext:value-type="float">
            <text:p>0.303706</text:p>
          </table:table-cell>
          <table:table-cell office:value-type="float" office:value="0.422439" calcext:value-type="float">
            <text:p>0.422439</text:p>
          </table:table-cell>
          <table:table-cell office:value-type="float" office:value="0.339704" calcext:value-type="float">
            <text:p>0.339704</text:p>
          </table:table-cell>
          <table:table-cell office:value-type="float" office:value="0.336291" calcext:value-type="float">
            <text:p>0.336291</text:p>
          </table:table-cell>
          <table:table-cell office:value-type="float" office:value="0.480094" calcext:value-type="float">
            <text:p>0.480094</text:p>
          </table:table-cell>
        </table:table-row>
        <table:table-row table:style-name="ro1">
          <table:table-cell office:value-type="float" office:value="0.308968" calcext:value-type="float">
            <text:p>0.308968</text:p>
          </table:table-cell>
          <table:table-cell office:value-type="float" office:value="0.339507" calcext:value-type="float">
            <text:p>0.339507</text:p>
          </table:table-cell>
          <table:table-cell office:value-type="float" office:value="0.435881" calcext:value-type="float">
            <text:p>0.435881</text:p>
          </table:table-cell>
          <table:table-cell office:value-type="float" office:value="0.437456" calcext:value-type="float">
            <text:p>0.437456</text:p>
          </table:table-cell>
          <table:table-cell office:value-type="float" office:value="0.370837" calcext:value-type="float">
            <text:p>0.370837</text:p>
          </table:table-cell>
          <table:table-cell office:value-type="float" office:value="0.447046" calcext:value-type="float">
            <text:p>0.447046</text:p>
          </table:table-cell>
          <table:table-cell office:value-type="float" office:value="0.322393" calcext:value-type="float">
            <text:p>0.322393</text:p>
          </table:table-cell>
          <table:table-cell office:value-type="float" office:value="0.492234" calcext:value-type="float">
            <text:p>0.492234</text:p>
          </table:table-cell>
          <table:table-cell office:value-type="float" office:value="0.490728" calcext:value-type="float">
            <text:p>0.490728</text:p>
          </table:table-cell>
          <table:table-cell office:value-type="float" office:value="0.447979" calcext:value-type="float">
            <text:p>0.447979</text:p>
          </table:table-cell>
          <table:table-cell office:value-type="float" office:value="0.37165" calcext:value-type="float">
            <text:p>0.37165</text:p>
          </table:table-cell>
          <table:table-cell office:value-type="float" office:value="0.638091" calcext:value-type="float">
            <text:p>0.638091</text:p>
          </table:table-cell>
          <table:table-cell office:value-type="float" office:value="0.588477" calcext:value-type="float">
            <text:p>0.588477</text:p>
          </table:table-cell>
          <table:table-cell office:value-type="float" office:value="0.36311" calcext:value-type="float">
            <text:p>0.36311</text:p>
          </table:table-cell>
          <table:table-cell office:value-type="float" office:value="0.398955" calcext:value-type="float">
            <text:p>0.398955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336878" calcext:value-type="float">
            <text:p>0.336878</text:p>
          </table:table-cell>
          <table:table-cell office:value-type="float" office:value="0.386662" calcext:value-type="float">
            <text:p>0.386662</text:p>
          </table:table-cell>
          <table:table-cell office:value-type="float" office:value="0.313287" calcext:value-type="float">
            <text:p>0.313287</text:p>
          </table:table-cell>
          <table:table-cell office:value-type="float" office:value="0.409426" calcext:value-type="float">
            <text:p>0.409426</text:p>
          </table:table-cell>
          <table:table-cell office:value-type="float" office:value="0.473693" calcext:value-type="float">
            <text:p>0.473693</text:p>
          </table:table-cell>
          <table:table-cell office:value-type="float" office:value="0.745558" calcext:value-type="float">
            <text:p>0.745558</text:p>
          </table:table-cell>
          <table:table-cell office:value-type="float" office:value="0.339903" calcext:value-type="float">
            <text:p>0.339903</text:p>
          </table:table-cell>
          <table:table-cell office:value-type="float" office:value="0.376129" calcext:value-type="float">
            <text:p>0.376129</text:p>
          </table:table-cell>
          <table:table-cell office:value-type="float" office:value="0.339761" calcext:value-type="float">
            <text:p>0.339761</text:p>
          </table:table-cell>
        </table:table-row>
        <table:table-row table:style-name="ro1">
          <table:table-cell office:value-type="float" office:value="0.327135" calcext:value-type="float">
            <text:p>0.327135</text:p>
          </table:table-cell>
          <table:table-cell office:value-type="float" office:value="0.469357" calcext:value-type="float">
            <text:p>0.469357</text:p>
          </table:table-cell>
          <table:table-cell office:value-type="float" office:value="0.300434" calcext:value-type="float">
            <text:p>0.300434</text:p>
          </table:table-cell>
          <table:table-cell office:value-type="float" office:value="0.442221" calcext:value-type="float">
            <text:p>0.442221</text:p>
          </table:table-cell>
          <table:table-cell office:value-type="float" office:value="0.517797" calcext:value-type="float">
            <text:p>0.517797</text:p>
          </table:table-cell>
          <table:table-cell office:value-type="float" office:value="0.429106" calcext:value-type="float">
            <text:p>0.429106</text:p>
          </table:table-cell>
          <table:table-cell office:value-type="float" office:value="0.333168" calcext:value-type="float">
            <text:p>0.333168</text:p>
          </table:table-cell>
          <table:table-cell office:value-type="float" office:value="0.460052" calcext:value-type="float">
            <text:p>0.460052</text:p>
          </table:table-cell>
          <table:table-cell office:value-type="float" office:value="0.443057" calcext:value-type="float">
            <text:p>0.443057</text:p>
          </table:table-cell>
          <table:table-cell office:value-type="float" office:value="0.347839" calcext:value-type="float">
            <text:p>0.347839</text:p>
          </table:table-cell>
          <table:table-cell office:value-type="float" office:value="0.53372" calcext:value-type="float">
            <text:p>0.53372</text:p>
          </table:table-cell>
          <table:table-cell office:value-type="float" office:value="0.342559" calcext:value-type="float">
            <text:p>0.342559</text:p>
          </table:table-cell>
          <table:table-cell office:value-type="float" office:value="0.432099" calcext:value-type="float">
            <text:p>0.432099</text:p>
          </table:table-cell>
          <table:table-cell office:value-type="float" office:value="0.464434" calcext:value-type="float">
            <text:p>0.464434</text:p>
          </table:table-cell>
          <table:table-cell office:value-type="float" office:value="0.327133" calcext:value-type="float">
            <text:p>0.327133</text:p>
          </table:table-cell>
          <table:table-cell office:value-type="float" office:value="0.467307" calcext:value-type="float">
            <text:p>0.467307</text:p>
          </table:table-cell>
          <table:table-cell office:value-type="float" office:value="0.426306" calcext:value-type="float">
            <text:p>0.426306</text:p>
          </table:table-cell>
          <table:table-cell office:value-type="float" office:value="0.296886" calcext:value-type="float">
            <text:p>0.296886</text:p>
          </table:table-cell>
          <table:table-cell office:value-type="float" office:value="0.477284" calcext:value-type="float">
            <text:p>0.477284</text:p>
          </table:table-cell>
          <table:table-cell office:value-type="float" office:value="0.530642" calcext:value-type="float">
            <text:p>0.530642</text:p>
          </table:table-cell>
          <table:table-cell office:value-type="float" office:value="0.436174" calcext:value-type="float">
            <text:p>0.436174</text:p>
          </table:table-cell>
          <table:table-cell office:value-type="float" office:value="0.538568" calcext:value-type="float">
            <text:p>0.538568</text:p>
          </table:table-cell>
          <table:table-cell office:value-type="float" office:value="0.411082" calcext:value-type="float">
            <text:p>0.411082</text:p>
          </table:table-cell>
          <table:table-cell office:value-type="float" office:value="0.574089" calcext:value-type="float">
            <text:p>0.574089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table:formula="of:=[.A1]-0.016" office:value-type="float" office:value="0.363022" calcext:value-type="float">
            <text:p>0.363022</text:p>
          </table:table-cell>
          <table:table-cell table:formula="of:=[.B1]-0.016" office:value-type="float" office:value="0.395655" calcext:value-type="float">
            <text:p>0.395655</text:p>
          </table:table-cell>
          <table:table-cell table:formula="of:=[.C1]-0.016" office:value-type="float" office:value="0.47438" calcext:value-type="float">
            <text:p>0.47438</text:p>
          </table:table-cell>
          <table:table-cell table:formula="of:=[.D1]-0.016" office:value-type="float" office:value="0.323845" calcext:value-type="float">
            <text:p>0.323845</text:p>
          </table:table-cell>
          <table:table-cell table:formula="of:=[.E1]-0.016" office:value-type="float" office:value="0.321426" calcext:value-type="float">
            <text:p>0.321426</text:p>
          </table:table-cell>
          <table:table-cell table:formula="of:=[.F1]-0.016" office:value-type="float" office:value="0.276012" calcext:value-type="float">
            <text:p>0.276012</text:p>
          </table:table-cell>
          <table:table-cell table:formula="of:=[.G1]-0.016" office:value-type="float" office:value="0.344182" calcext:value-type="float">
            <text:p>0.344182</text:p>
          </table:table-cell>
          <table:table-cell table:formula="of:=[.H1]-0.016" office:value-type="float" office:value="0.426753" calcext:value-type="float">
            <text:p>0.426753</text:p>
          </table:table-cell>
          <table:table-cell table:formula="of:=[.I1]-0.016" office:value-type="float" office:value="0.294143" calcext:value-type="float">
            <text:p>0.294143</text:p>
          </table:table-cell>
          <table:table-cell table:formula="of:=[.J1]-0.016" office:value-type="float" office:value="0.352238" calcext:value-type="float">
            <text:p>0.352238</text:p>
          </table:table-cell>
          <table:table-cell table:formula="of:=[.K1]-0.016" office:value-type="float" office:value="0.387012" calcext:value-type="float">
            <text:p>0.387012</text:p>
          </table:table-cell>
          <table:table-cell table:formula="of:=[.L1]-0.016" office:value-type="float" office:value="0.347669" calcext:value-type="float">
            <text:p>0.347669</text:p>
          </table:table-cell>
          <table:table-cell table:formula="of:=[.M1]-0.016" office:value-type="float" office:value="0.314676" calcext:value-type="float">
            <text:p>0.314676</text:p>
          </table:table-cell>
          <table:table-cell table:formula="of:=[.N1]-0.016" office:value-type="float" office:value="0.381074" calcext:value-type="float">
            <text:p>0.381074</text:p>
          </table:table-cell>
          <table:table-cell table:formula="of:=[.O1]-0.016" office:value-type="float" office:value="0.461138" calcext:value-type="float">
            <text:p>0.461138</text:p>
          </table:table-cell>
          <table:table-cell table:formula="of:=[.P1]-0.016" office:value-type="float" office:value="0.315999" calcext:value-type="float">
            <text:p>0.315999</text:p>
          </table:table-cell>
          <table:table-cell table:formula="of:=[.Q1]-0.016" office:value-type="float" office:value="0.344997" calcext:value-type="float">
            <text:p>0.344997</text:p>
          </table:table-cell>
          <table:table-cell table:formula="of:=[.R1]-0.016" office:value-type="float" office:value="0.352448" calcext:value-type="float">
            <text:p>0.352448</text:p>
          </table:table-cell>
          <table:table-cell table:formula="of:=[.S1]-0.016" office:value-type="float" office:value="0.339088" calcext:value-type="float">
            <text:p>0.339088</text:p>
          </table:table-cell>
          <table:table-cell table:formula="of:=[.T1]-0.016" office:value-type="float" office:value="0.482905" calcext:value-type="float">
            <text:p>0.482905</text:p>
          </table:table-cell>
          <table:table-cell table:formula="of:=[.U1]-0.016" office:value-type="float" office:value="0.397067" calcext:value-type="float">
            <text:p>0.397067</text:p>
          </table:table-cell>
          <table:table-cell table:formula="of:=[.V1]-0.016" office:value-type="float" office:value="0.628764" calcext:value-type="float">
            <text:p>0.628764</text:p>
          </table:table-cell>
          <table:table-cell table:formula="of:=[.W1]-0.016" office:value-type="float" office:value="0.394841" calcext:value-type="float">
            <text:p>0.394841</text:p>
          </table:table-cell>
          <table:table-cell table:formula="of:=[.X1]-0.016" office:value-type="float" office:value="0.360865" calcext:value-type="float">
            <text:p>0.360865</text:p>
          </table:table-cell>
          <table:table-cell table:formula="of:=[.Y1]-0.016" office:value-type="float" office:value="0.392242" calcext:value-type="float">
            <text:p>0.392242</text:p>
          </table:table-cell>
        </table:table-row>
        <table:table-row table:style-name="ro1">
          <table:table-cell table:formula="of:=[.A2]-0.016" office:value-type="float" office:value="0.365601" calcext:value-type="float">
            <text:p>0.365601</text:p>
          </table:table-cell>
          <table:table-cell table:formula="of:=[.B2]-0.016" office:value-type="float" office:value="0.430526" calcext:value-type="float">
            <text:p>0.430526</text:p>
          </table:table-cell>
          <table:table-cell table:formula="of:=[.C2]-0.016" office:value-type="float" office:value="0.308356" calcext:value-type="float">
            <text:p>0.308356</text:p>
          </table:table-cell>
          <table:table-cell table:formula="of:=[.D2]-0.016" office:value-type="float" office:value="0.276322" calcext:value-type="float">
            <text:p>0.276322</text:p>
          </table:table-cell>
          <table:table-cell table:formula="of:=[.E2]-0.016" office:value-type="float" office:value="0.325198" calcext:value-type="float">
            <text:p>0.325198</text:p>
          </table:table-cell>
          <table:table-cell table:formula="of:=[.F2]-0.016" office:value-type="float" office:value="0.697841" calcext:value-type="float">
            <text:p>0.697841</text:p>
          </table:table-cell>
          <table:table-cell table:formula="of:=[.G2]-0.016" office:value-type="float" office:value="0.307935" calcext:value-type="float">
            <text:p>0.307935</text:p>
          </table:table-cell>
          <table:table-cell table:formula="of:=[.H2]-0.016" office:value-type="float" office:value="0.466869" calcext:value-type="float">
            <text:p>0.466869</text:p>
          </table:table-cell>
          <table:table-cell table:formula="of:=[.I2]-0.016" office:value-type="float" office:value="0.414729" calcext:value-type="float">
            <text:p>0.414729</text:p>
          </table:table-cell>
          <table:table-cell table:formula="of:=[.J2]-0.016" office:value-type="float" office:value="0.644068" calcext:value-type="float">
            <text:p>0.644068</text:p>
          </table:table-cell>
          <table:table-cell table:formula="of:=[.K2]-0.016" office:value-type="float" office:value="0.35502" calcext:value-type="float">
            <text:p>0.35502</text:p>
          </table:table-cell>
          <table:table-cell table:formula="of:=[.L2]-0.016" office:value-type="float" office:value="0.344" calcext:value-type="float">
            <text:p>0.344</text:p>
          </table:table-cell>
          <table:table-cell table:formula="of:=[.M2]-0.016" office:value-type="float" office:value="0.319484" calcext:value-type="float">
            <text:p>0.319484</text:p>
          </table:table-cell>
          <table:table-cell table:formula="of:=[.N2]-0.016" office:value-type="float" office:value="0.321919" calcext:value-type="float">
            <text:p>0.321919</text:p>
          </table:table-cell>
          <table:table-cell table:formula="of:=[.O2]-0.016" office:value-type="float" office:value="0.319185" calcext:value-type="float">
            <text:p>0.319185</text:p>
          </table:table-cell>
          <table:table-cell table:formula="of:=[.P2]-0.016" office:value-type="float" office:value="0.295366" calcext:value-type="float">
            <text:p>0.295366</text:p>
          </table:table-cell>
          <table:table-cell table:formula="of:=[.Q2]-0.016" office:value-type="float" office:value="0.31869" calcext:value-type="float">
            <text:p>0.31869</text:p>
          </table:table-cell>
          <table:table-cell table:formula="of:=[.R2]-0.016" office:value-type="float" office:value="0.3559" calcext:value-type="float">
            <text:p>0.3559</text:p>
          </table:table-cell>
          <table:table-cell table:formula="of:=[.S2]-0.016" office:value-type="float" office:value="0.427842" calcext:value-type="float">
            <text:p>0.427842</text:p>
          </table:table-cell>
          <table:table-cell table:formula="of:=[.T2]-0.016" office:value-type="float" office:value="0.429866" calcext:value-type="float">
            <text:p>0.429866</text:p>
          </table:table-cell>
          <table:table-cell table:formula="of:=[.U2]-0.016" office:value-type="float" office:value="0.287706" calcext:value-type="float">
            <text:p>0.287706</text:p>
          </table:table-cell>
          <table:table-cell table:formula="of:=[.V2]-0.016" office:value-type="float" office:value="0.406439" calcext:value-type="float">
            <text:p>0.406439</text:p>
          </table:table-cell>
          <table:table-cell table:formula="of:=[.W2]-0.016" office:value-type="float" office:value="0.323704" calcext:value-type="float">
            <text:p>0.323704</text:p>
          </table:table-cell>
          <table:table-cell table:formula="of:=[.X2]-0.016" office:value-type="float" office:value="0.320291" calcext:value-type="float">
            <text:p>0.320291</text:p>
          </table:table-cell>
          <table:table-cell table:formula="of:=[.Y2]-0.016" office:value-type="float" office:value="0.464094" calcext:value-type="float">
            <text:p>0.464094</text:p>
          </table:table-cell>
        </table:table-row>
        <table:table-row table:style-name="ro1">
          <table:table-cell table:formula="of:=[.A3]-0.016" office:value-type="float" office:value="0.292968" calcext:value-type="float">
            <text:p>0.292968</text:p>
          </table:table-cell>
          <table:table-cell table:formula="of:=[.B3]-0.016" office:value-type="float" office:value="0.323507" calcext:value-type="float">
            <text:p>0.323507</text:p>
          </table:table-cell>
          <table:table-cell table:formula="of:=[.C3]-0.016" office:value-type="float" office:value="0.419881" calcext:value-type="float">
            <text:p>0.419881</text:p>
          </table:table-cell>
          <table:table-cell table:formula="of:=[.D3]-0.016" office:value-type="float" office:value="0.421456" calcext:value-type="float">
            <text:p>0.421456</text:p>
          </table:table-cell>
          <table:table-cell table:formula="of:=[.E3]-0.016" office:value-type="float" office:value="0.354837" calcext:value-type="float">
            <text:p>0.354837</text:p>
          </table:table-cell>
          <table:table-cell table:formula="of:=[.F3]-0.016" office:value-type="float" office:value="0.431046" calcext:value-type="float">
            <text:p>0.431046</text:p>
          </table:table-cell>
          <table:table-cell table:formula="of:=[.G3]-0.016" office:value-type="float" office:value="0.306393" calcext:value-type="float">
            <text:p>0.306393</text:p>
          </table:table-cell>
          <table:table-cell table:formula="of:=[.H3]-0.016" office:value-type="float" office:value="0.476234" calcext:value-type="float">
            <text:p>0.476234</text:p>
          </table:table-cell>
          <table:table-cell table:formula="of:=[.I3]-0.016" office:value-type="float" office:value="0.474728" calcext:value-type="float">
            <text:p>0.474728</text:p>
          </table:table-cell>
          <table:table-cell table:formula="of:=[.J3]-0.016" office:value-type="float" office:value="0.431979" calcext:value-type="float">
            <text:p>0.431979</text:p>
          </table:table-cell>
          <table:table-cell table:formula="of:=[.K3]-0.016" office:value-type="float" office:value="0.35565" calcext:value-type="float">
            <text:p>0.35565</text:p>
          </table:table-cell>
          <table:table-cell table:formula="of:=[.L3]-0.016" office:value-type="float" office:value="0.622091" calcext:value-type="float">
            <text:p>0.622091</text:p>
          </table:table-cell>
          <table:table-cell table:formula="of:=[.M3]-0.016" office:value-type="float" office:value="0.572477" calcext:value-type="float">
            <text:p>0.572477</text:p>
          </table:table-cell>
          <table:table-cell table:formula="of:=[.N3]-0.016" office:value-type="float" office:value="0.34711" calcext:value-type="float">
            <text:p>0.34711</text:p>
          </table:table-cell>
          <table:table-cell table:formula="of:=[.O3]-0.016" office:value-type="float" office:value="0.382955" calcext:value-type="float">
            <text:p>0.382955</text:p>
          </table:table-cell>
          <table:table-cell table:formula="of:=[.P3]-0.016" office:value-type="float" office:value="0.3984" calcext:value-type="float">
            <text:p>0.3984</text:p>
          </table:table-cell>
          <table:table-cell table:formula="of:=[.Q3]-0.016" office:value-type="float" office:value="0.320878" calcext:value-type="float">
            <text:p>0.320878</text:p>
          </table:table-cell>
          <table:table-cell table:formula="of:=[.R3]-0.016" office:value-type="float" office:value="0.370662" calcext:value-type="float">
            <text:p>0.370662</text:p>
          </table:table-cell>
          <table:table-cell table:formula="of:=[.S3]-0.016" office:value-type="float" office:value="0.297287" calcext:value-type="float">
            <text:p>0.297287</text:p>
          </table:table-cell>
          <table:table-cell table:formula="of:=[.T3]-0.016" office:value-type="float" office:value="0.393426" calcext:value-type="float">
            <text:p>0.393426</text:p>
          </table:table-cell>
          <table:table-cell table:formula="of:=[.U3]-0.016" office:value-type="float" office:value="0.457693" calcext:value-type="float">
            <text:p>0.457693</text:p>
          </table:table-cell>
          <table:table-cell table:formula="of:=[.V3]-0.016" office:value-type="float" office:value="0.729558" calcext:value-type="float">
            <text:p>0.729558</text:p>
          </table:table-cell>
          <table:table-cell table:formula="of:=[.W3]-0.016" office:value-type="float" office:value="0.323903" calcext:value-type="float">
            <text:p>0.323903</text:p>
          </table:table-cell>
          <table:table-cell table:formula="of:=[.X3]-0.016" office:value-type="float" office:value="0.360129" calcext:value-type="float">
            <text:p>0.360129</text:p>
          </table:table-cell>
          <table:table-cell table:formula="of:=[.Y3]-0.016" office:value-type="float" office:value="0.323761" calcext:value-type="float">
            <text:p>0.323761</text:p>
          </table:table-cell>
        </table:table-row>
        <table:table-row table:style-name="ro1">
          <table:table-cell table:formula="of:=[.A4]-0.016" office:value-type="float" office:value="0.311135" calcext:value-type="float">
            <text:p>0.311135</text:p>
          </table:table-cell>
          <table:table-cell table:formula="of:=[.B4]-0.016" office:value-type="float" office:value="0.453357" calcext:value-type="float">
            <text:p>0.453357</text:p>
          </table:table-cell>
          <table:table-cell table:formula="of:=[.C4]-0.016" office:value-type="float" office:value="0.284434" calcext:value-type="float">
            <text:p>0.284434</text:p>
          </table:table-cell>
          <table:table-cell table:formula="of:=[.D4]-0.016" office:value-type="float" office:value="0.426221" calcext:value-type="float">
            <text:p>0.426221</text:p>
          </table:table-cell>
          <table:table-cell table:formula="of:=[.E4]-0.016" office:value-type="float" office:value="0.501797" calcext:value-type="float">
            <text:p>0.501797</text:p>
          </table:table-cell>
          <table:table-cell table:formula="of:=[.F4]-0.016" office:value-type="float" office:value="0.413106" calcext:value-type="float">
            <text:p>0.413106</text:p>
          </table:table-cell>
          <table:table-cell table:formula="of:=[.G4]-0.016" office:value-type="float" office:value="0.317168" calcext:value-type="float">
            <text:p>0.317168</text:p>
          </table:table-cell>
          <table:table-cell table:formula="of:=[.H4]-0.016" office:value-type="float" office:value="0.444052" calcext:value-type="float">
            <text:p>0.444052</text:p>
          </table:table-cell>
          <table:table-cell table:formula="of:=[.I4]-0.016" office:value-type="float" office:value="0.427057" calcext:value-type="float">
            <text:p>0.427057</text:p>
          </table:table-cell>
          <table:table-cell table:formula="of:=[.J4]-0.016" office:value-type="float" office:value="0.331839" calcext:value-type="float">
            <text:p>0.331839</text:p>
          </table:table-cell>
          <table:table-cell table:formula="of:=[.K4]-0.016" office:value-type="float" office:value="0.51772" calcext:value-type="float">
            <text:p>0.51772</text:p>
          </table:table-cell>
          <table:table-cell table:formula="of:=[.L4]-0.016" office:value-type="float" office:value="0.326559" calcext:value-type="float">
            <text:p>0.326559</text:p>
          </table:table-cell>
          <table:table-cell table:formula="of:=[.M4]-0.016" office:value-type="float" office:value="0.416099" calcext:value-type="float">
            <text:p>0.416099</text:p>
          </table:table-cell>
          <table:table-cell table:formula="of:=[.N4]-0.016" office:value-type="float" office:value="0.448434" calcext:value-type="float">
            <text:p>0.448434</text:p>
          </table:table-cell>
          <table:table-cell table:formula="of:=[.O4]-0.016" office:value-type="float" office:value="0.311133" calcext:value-type="float">
            <text:p>0.311133</text:p>
          </table:table-cell>
          <table:table-cell table:formula="of:=[.P4]-0.016" office:value-type="float" office:value="0.451307" calcext:value-type="float">
            <text:p>0.451307</text:p>
          </table:table-cell>
          <table:table-cell table:formula="of:=[.Q4]-0.016" office:value-type="float" office:value="0.410306" calcext:value-type="float">
            <text:p>0.410306</text:p>
          </table:table-cell>
          <table:table-cell table:formula="of:=[.R4]-0.016" office:value-type="float" office:value="0.280886" calcext:value-type="float">
            <text:p>0.280886</text:p>
          </table:table-cell>
          <table:table-cell table:formula="of:=[.S4]-0.016" office:value-type="float" office:value="0.461284" calcext:value-type="float">
            <text:p>0.461284</text:p>
          </table:table-cell>
          <table:table-cell table:formula="of:=[.T4]-0.016" office:value-type="float" office:value="0.514642" calcext:value-type="float">
            <text:p>0.514642</text:p>
          </table:table-cell>
          <table:table-cell table:formula="of:=[.U4]-0.016" office:value-type="float" office:value="0.420174" calcext:value-type="float">
            <text:p>0.420174</text:p>
          </table:table-cell>
          <table:table-cell table:formula="of:=[.V4]-0.016" office:value-type="float" office:value="0.522568" calcext:value-type="float">
            <text:p>0.522568</text:p>
          </table:table-cell>
          <table:table-cell table:formula="of:=[.W4]-0.016" office:value-type="float" office:value="0.395082" calcext:value-type="float">
            <text:p>0.395082</text:p>
          </table:table-cell>
          <table:table-cell table:formula="of:=[.X4]-0.016" office:value-type="float" office:value="0.558089" calcext:value-type="float">
            <text:p>0.558089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table:formula="of:=100/[.A6]" office:value-type="float" office:value="275.465398791258" calcext:value-type="float">
            <text:p>275.4653987913</text:p>
          </table:table-cell>
          <table:table-cell table:formula="of:=100/[.B6]" office:value-type="float" office:value="252.745447422628" calcext:value-type="float">
            <text:p>252.7454474226</text:p>
          </table:table-cell>
          <table:table-cell table:formula="of:=100/[.C6]" office:value-type="float" office:value="210.801467178212" calcext:value-type="float">
            <text:p>210.8014671782</text:p>
          </table:table-cell>
          <table:table-cell table:formula="of:=100/[.D6]" office:value-type="float" office:value="308.789698775649" calcext:value-type="float">
            <text:p>308.7896987756</text:p>
          </table:table-cell>
          <table:table-cell table:formula="of:=100/[.E6]" office:value-type="float" office:value="311.113600019911" calcext:value-type="float">
            <text:p>311.1136000199</text:p>
          </table:table-cell>
          <table:table-cell table:formula="of:=100/[.F6]" office:value-type="float" office:value="362.303088271524" calcext:value-type="float">
            <text:p>362.3030882715</text:p>
          </table:table-cell>
          <table:table-cell table:formula="of:=100/[.G6]" office:value-type="float" office:value="290.543956395163" calcext:value-type="float">
            <text:p>290.5439563952</text:p>
          </table:table-cell>
          <table:table-cell table:formula="of:=100/[.H6]" office:value-type="float" office:value="234.327585277666" calcext:value-type="float">
            <text:p>234.3275852777</text:p>
          </table:table-cell>
          <table:table-cell table:formula="of:=100/[.I6]" office:value-type="float" office:value="339.970694526132" calcext:value-type="float">
            <text:p>339.9706945261</text:p>
          </table:table-cell>
          <table:table-cell table:formula="of:=100/[.J6]" office:value-type="float" office:value="283.898954684049" calcext:value-type="float">
            <text:p>283.898954684</text:p>
          </table:table-cell>
          <table:table-cell table:formula="of:=100/[.K6]" office:value-type="float" office:value="258.389920725972" calcext:value-type="float">
            <text:p>258.389920726</text:p>
          </table:table-cell>
          <table:table-cell table:formula="of:=100/[.L6]" office:value-type="float" office:value="287.629900853973" calcext:value-type="float">
            <text:p>287.629900854</text:p>
          </table:table-cell>
          <table:table-cell table:formula="of:=100/[.M6]" office:value-type="float" office:value="317.787184278432" calcext:value-type="float">
            <text:p>317.7871842784</text:p>
          </table:table-cell>
          <table:table-cell table:formula="of:=100/[.N6]" office:value-type="float" office:value="262.416223620609" calcext:value-type="float">
            <text:p>262.4162236206</text:p>
          </table:table-cell>
          <table:table-cell table:formula="of:=100/[.O6]" office:value-type="float" office:value="216.854824369278" calcext:value-type="float">
            <text:p>216.8548243693</text:p>
          </table:table-cell>
          <table:table-cell table:formula="of:=100/[.P6]" office:value-type="float" office:value="316.456697647777" calcext:value-type="float">
            <text:p>316.4566976478</text:p>
          </table:table-cell>
          <table:table-cell table:formula="of:=100/[.Q6]" office:value-type="float" office:value="289.857592964577" calcext:value-type="float">
            <text:p>289.8575929646</text:p>
          </table:table-cell>
          <table:table-cell table:formula="of:=100/[.R6]" office:value-type="float" office:value="283.729798438351" calcext:value-type="float">
            <text:p>283.7297984384</text:p>
          </table:table-cell>
          <table:table-cell table:formula="of:=100/[.S6]" office:value-type="float" office:value="294.908696267636" calcext:value-type="float">
            <text:p>294.9086962676</text:p>
          </table:table-cell>
          <table:table-cell table:formula="of:=100/[.T6]" office:value-type="float" office:value="207.080067508102" calcext:value-type="float">
            <text:p>207.0800675081</text:p>
          </table:table-cell>
          <table:table-cell table:formula="of:=100/[.U6]" office:value-type="float" office:value="251.84666567607" calcext:value-type="float">
            <text:p>251.8466656761</text:p>
          </table:table-cell>
          <table:table-cell table:formula="of:=100/[.V6]" office:value-type="float" office:value="159.042184348977" calcext:value-type="float">
            <text:p>159.042184349</text:p>
          </table:table-cell>
          <table:table-cell table:formula="of:=100/[.W6]" office:value-type="float" office:value="253.266504744948" calcext:value-type="float">
            <text:p>253.2665047449</text:p>
          </table:table-cell>
          <table:table-cell table:formula="of:=100/[.X6]" office:value-type="float" office:value="277.111939367908" calcext:value-type="float">
            <text:p>277.1119393679</text:p>
          </table:table-cell>
          <table:table-cell table:formula="of:=100/[.Y6]" office:value-type="float" office:value="254.944651516156" calcext:value-type="float">
            <text:p>254.9446515162</text:p>
          </table:table-cell>
        </table:table-row>
        <table:table-row table:style-name="ro1">
          <table:table-cell table:formula="of:=100/[.A7]" office:value-type="float" office:value="273.522227783841" calcext:value-type="float">
            <text:p>273.5222277838</text:p>
          </table:table-cell>
          <table:table-cell table:formula="of:=100/[.B7]" office:value-type="float" office:value="232.274009002941" calcext:value-type="float">
            <text:p>232.2740090029</text:p>
          </table:table-cell>
          <table:table-cell table:formula="of:=100/[.C7]" office:value-type="float" office:value="324.300483856322" calcext:value-type="float">
            <text:p>324.3004838563</text:p>
          </table:table-cell>
          <table:table-cell table:formula="of:=100/[.D7]" office:value-type="float" office:value="361.896627847222" calcext:value-type="float">
            <text:p>361.8966278472</text:p>
          </table:table-cell>
          <table:table-cell table:formula="of:=100/[.E7]" office:value-type="float" office:value="307.504966205204" calcext:value-type="float">
            <text:p>307.5049662052</text:p>
          </table:table-cell>
          <table:table-cell table:formula="of:=100/[.F7]" office:value-type="float" office:value="143.299118280525" calcext:value-type="float">
            <text:p>143.2991182805</text:p>
          </table:table-cell>
          <table:table-cell table:formula="of:=100/[.G7]" office:value-type="float" office:value="324.74385828178" calcext:value-type="float">
            <text:p>324.7438582818</text:p>
          </table:table-cell>
          <table:table-cell table:formula="of:=100/[.H7]" office:value-type="float" office:value="214.192846387316" calcext:value-type="float">
            <text:p>214.1928463873</text:p>
          </table:table-cell>
          <table:table-cell table:formula="of:=100/[.I7]" office:value-type="float" office:value="241.121310542547" calcext:value-type="float">
            <text:p>241.1213105425</text:p>
          </table:table-cell>
          <table:table-cell table:formula="of:=100/[.J7]" office:value-type="float" office:value="155.263108864281" calcext:value-type="float">
            <text:p>155.2631088643</text:p>
          </table:table-cell>
          <table:table-cell table:formula="of:=100/[.K7]" office:value-type="float" office:value="281.674271872007" calcext:value-type="float">
            <text:p>281.674271872</text:p>
          </table:table-cell>
          <table:table-cell table:formula="of:=100/[.L7]" office:value-type="float" office:value="290.697674418605" calcext:value-type="float">
            <text:p>290.6976744186</text:p>
          </table:table-cell>
          <table:table-cell table:formula="of:=100/[.M7]" office:value-type="float" office:value="313.004720111179" calcext:value-type="float">
            <text:p>313.0047201112</text:p>
          </table:table-cell>
          <table:table-cell table:formula="of:=100/[.N7]" office:value-type="float" office:value="310.637147853963" calcext:value-type="float">
            <text:p>310.637147854</text:p>
          </table:table-cell>
          <table:table-cell table:formula="of:=100/[.O7]" office:value-type="float" office:value="313.297930667168" calcext:value-type="float">
            <text:p>313.2979306672</text:p>
          </table:table-cell>
          <table:table-cell table:formula="of:=100/[.P7]" office:value-type="float" office:value="338.563003189264" calcext:value-type="float">
            <text:p>338.5630031893</text:p>
          </table:table-cell>
          <table:table-cell table:formula="of:=100/[.Q7]" office:value-type="float" office:value="313.784555524177" calcext:value-type="float">
            <text:p>313.7845555242</text:p>
          </table:table-cell>
          <table:table-cell table:formula="of:=100/[.R7]" office:value-type="float" office:value="280.977802753582" calcext:value-type="float">
            <text:p>280.9778027536</text:p>
          </table:table-cell>
          <table:table-cell table:formula="of:=100/[.S7]" office:value-type="float" office:value="233.731143739979" calcext:value-type="float">
            <text:p>233.73114374</text:p>
          </table:table-cell>
          <table:table-cell table:formula="of:=100/[.T7]" office:value-type="float" office:value="232.630633732372" calcext:value-type="float">
            <text:p>232.6306337324</text:p>
          </table:table-cell>
          <table:table-cell table:formula="of:=100/[.U7]" office:value-type="float" office:value="347.577040451016" calcext:value-type="float">
            <text:p>347.577040451</text:p>
          </table:table-cell>
          <table:table-cell table:formula="of:=100/[.V7]" office:value-type="float" office:value="246.039381063333" calcext:value-type="float">
            <text:p>246.0393810633</text:p>
          </table:table-cell>
          <table:table-cell table:formula="of:=100/[.W7]" office:value-type="float" office:value="308.92420235771" calcext:value-type="float">
            <text:p>308.9242023577</text:p>
          </table:table-cell>
          <table:table-cell table:formula="of:=100/[.X7]" office:value-type="float" office:value="312.216078503611" calcext:value-type="float">
            <text:p>312.2160785036</text:p>
          </table:table-cell>
          <table:table-cell table:formula="of:=100/[.Y7]" office:value-type="float" office:value="215.473589402147" calcext:value-type="float">
            <text:p>215.4735894021</text:p>
          </table:table-cell>
        </table:table-row>
        <table:table-row table:style-name="ro1">
          <table:table-cell table:formula="of:=100/[.A8]" office:value-type="float" office:value="341.334207148904" calcext:value-type="float">
            <text:p>341.3342071489</text:p>
          </table:table-cell>
          <table:table-cell table:formula="of:=100/[.B8]" office:value-type="float" office:value="309.112322144498" calcext:value-type="float">
            <text:p>309.1123221445</text:p>
          </table:table-cell>
          <table:table-cell table:formula="of:=100/[.C8]" office:value-type="float" office:value="238.162717531872" calcext:value-type="float">
            <text:p>238.1627175319</text:p>
          </table:table-cell>
          <table:table-cell table:formula="of:=100/[.D8]" office:value-type="float" office:value="237.272692760336" calcext:value-type="float">
            <text:p>237.2726927603</text:p>
          </table:table-cell>
          <table:table-cell table:formula="of:=100/[.E8]" office:value-type="float" office:value="281.819539675964" calcext:value-type="float">
            <text:p>281.819539676</text:p>
          </table:table-cell>
          <table:table-cell table:formula="of:=100/[.F8]" office:value-type="float" office:value="231.993801125634" calcext:value-type="float">
            <text:p>231.9938011256</text:p>
          </table:table-cell>
          <table:table-cell table:formula="of:=100/[.G8]" office:value-type="float" office:value="326.378213601486" calcext:value-type="float">
            <text:p>326.3782136015</text:p>
          </table:table-cell>
          <table:table-cell table:formula="of:=100/[.H8]" office:value-type="float" office:value="209.980807754171" calcext:value-type="float">
            <text:p>209.9808077542</text:p>
          </table:table-cell>
          <table:table-cell table:formula="of:=100/[.I8]" office:value-type="float" office:value="210.646938878684" calcext:value-type="float">
            <text:p>210.6469388787</text:p>
          </table:table-cell>
          <table:table-cell table:formula="of:=100/[.J8]" office:value-type="float" office:value="231.492734600525" calcext:value-type="float">
            <text:p>231.4927346005</text:p>
          </table:table-cell>
          <table:table-cell table:formula="of:=100/[.K8]" office:value-type="float" office:value="281.175312807535" calcext:value-type="float">
            <text:p>281.1753128075</text:p>
          </table:table-cell>
          <table:table-cell table:formula="of:=100/[.L8]" office:value-type="float" office:value="160.748186358587" calcext:value-type="float">
            <text:p>160.7481863586</text:p>
          </table:table-cell>
          <table:table-cell table:formula="of:=100/[.M8]" office:value-type="float" office:value="174.679506774945" calcext:value-type="float">
            <text:p>174.6795067749</text:p>
          </table:table-cell>
          <table:table-cell table:formula="of:=100/[.N8]" office:value-type="float" office:value="288.093111693699" calcext:value-type="float">
            <text:p>288.0931116937</text:p>
          </table:table-cell>
          <table:table-cell table:formula="of:=100/[.O8]" office:value-type="float" office:value="261.127286495802" calcext:value-type="float">
            <text:p>261.1272864958</text:p>
          </table:table-cell>
          <table:table-cell table:formula="of:=100/[.P8]" office:value-type="float" office:value="251.004016064257" calcext:value-type="float">
            <text:p>251.0040160643</text:p>
          </table:table-cell>
          <table:table-cell table:formula="of:=100/[.Q8]" office:value-type="float" office:value="311.644924239119" calcext:value-type="float">
            <text:p>311.6449242391</text:p>
          </table:table-cell>
          <table:table-cell table:formula="of:=100/[.R8]" office:value-type="float" office:value="269.787569267958" calcext:value-type="float">
            <text:p>269.787569268</text:p>
          </table:table-cell>
          <table:table-cell table:formula="of:=100/[.S8]" office:value-type="float" office:value="336.375287180401" calcext:value-type="float">
            <text:p>336.3752871804</text:p>
          </table:table-cell>
          <table:table-cell table:formula="of:=100/[.T8]" office:value-type="float" office:value="254.177405662056" calcext:value-type="float">
            <text:p>254.1774056621</text:p>
          </table:table-cell>
          <table:table-cell table:formula="of:=100/[.U8]" office:value-type="float" office:value="218.487064473348" calcext:value-type="float">
            <text:p>218.4870644733</text:p>
          </table:table-cell>
          <table:table-cell table:formula="of:=100/[.V8]" office:value-type="float" office:value="137.069294010894" calcext:value-type="float">
            <text:p>137.0692940109</text:p>
          </table:table-cell>
          <table:table-cell table:formula="of:=100/[.W8]" office:value-type="float" office:value="308.734405053365" calcext:value-type="float">
            <text:p>308.7344050534</text:p>
          </table:table-cell>
          <table:table-cell table:formula="of:=100/[.X8]" office:value-type="float" office:value="277.678276395403" calcext:value-type="float">
            <text:p>277.6782763954</text:p>
          </table:table-cell>
          <table:table-cell table:formula="of:=100/[.Y8]" office:value-type="float" office:value="308.869814461902" calcext:value-type="float">
            <text:p>308.8698144619</text:p>
          </table:table-cell>
        </table:table-row>
        <table:table-row table:style-name="ro1">
          <table:table-cell table:formula="of:=100/[.A9]" office:value-type="float" office:value="321.403892201135" calcext:value-type="float">
            <text:p>321.4038922011</text:p>
          </table:table-cell>
          <table:table-cell table:formula="of:=100/[.B9]" office:value-type="float" office:value="220.576719891829" calcext:value-type="float">
            <text:p>220.5767198918</text:p>
          </table:table-cell>
          <table:table-cell table:formula="of:=100/[.C9]" office:value-type="float" office:value="351.575409409564" calcext:value-type="float">
            <text:p>351.5754094096</text:p>
          </table:table-cell>
          <table:table-cell table:formula="of:=100/[.D9]" office:value-type="float" office:value="234.620067992896" calcext:value-type="float">
            <text:p>234.6200679929</text:p>
          </table:table-cell>
          <table:table-cell table:formula="of:=100/[.E9]" office:value-type="float" office:value="199.283774115828" calcext:value-type="float">
            <text:p>199.2837741158</text:p>
          </table:table-cell>
          <table:table-cell table:formula="of:=100/[.F9]" office:value-type="float" office:value="242.068621612855" calcext:value-type="float">
            <text:p>242.0686216129</text:p>
          </table:table-cell>
          <table:table-cell table:formula="of:=100/[.G9]" office:value-type="float" office:value="315.290319326035" calcext:value-type="float">
            <text:p>315.290319326</text:p>
          </table:table-cell>
          <table:table-cell table:formula="of:=100/[.H9]" office:value-type="float" office:value="225.198850585067" calcext:value-type="float">
            <text:p>225.1988505851</text:p>
          </table:table-cell>
          <table:table-cell table:formula="of:=100/[.I9]" office:value-type="float" office:value="234.160779474403" calcext:value-type="float">
            <text:p>234.1607794744</text:p>
          </table:table-cell>
          <table:table-cell table:formula="of:=100/[.J9]" office:value-type="float" office:value="301.35095633726" calcext:value-type="float">
            <text:p>301.3509563373</text:p>
          </table:table-cell>
          <table:table-cell table:formula="of:=100/[.K9]" office:value-type="float" office:value="193.154600942594" calcext:value-type="float">
            <text:p>193.1546009426</text:p>
          </table:table-cell>
          <table:table-cell table:formula="of:=100/[.L9]" office:value-type="float" office:value="306.223377705101" calcext:value-type="float">
            <text:p>306.2233777051</text:p>
          </table:table-cell>
          <table:table-cell table:formula="of:=100/[.M9]" office:value-type="float" office:value="240.327422079842" calcext:value-type="float">
            <text:p>240.3274220798</text:p>
          </table:table-cell>
          <table:table-cell table:formula="of:=100/[.N9]" office:value-type="float" office:value="222.998256153637" calcext:value-type="float">
            <text:p>222.9982561536</text:p>
          </table:table-cell>
          <table:table-cell table:formula="of:=100/[.O9]" office:value-type="float" office:value="321.405958223654" calcext:value-type="float">
            <text:p>321.4059582237</text:p>
          </table:table-cell>
          <table:table-cell table:formula="of:=100/[.P9]" office:value-type="float" office:value="221.578659316164" calcext:value-type="float">
            <text:p>221.5786593162</text:p>
          </table:table-cell>
          <table:table-cell table:formula="of:=100/[.Q9]" office:value-type="float" office:value="243.720540279694" calcext:value-type="float">
            <text:p>243.7205402797</text:p>
          </table:table-cell>
          <table:table-cell table:formula="of:=100/[.R9]" office:value-type="float" office:value="356.016319788099" calcext:value-type="float">
            <text:p>356.0163197881</text:p>
          </table:table-cell>
          <table:table-cell table:formula="of:=100/[.S9]" office:value-type="float" office:value="216.786188118383" calcext:value-type="float">
            <text:p>216.7861881184</text:p>
          </table:table-cell>
          <table:table-cell table:formula="of:=100/[.T9]" office:value-type="float" office:value="194.309830911585" calcext:value-type="float">
            <text:p>194.3098309116</text:p>
          </table:table-cell>
          <table:table-cell table:formula="of:=100/[.U9]" office:value-type="float" office:value="237.99663948745" calcext:value-type="float">
            <text:p>237.9966394875</text:p>
          </table:table-cell>
          <table:table-cell table:formula="of:=100/[.V9]" office:value-type="float" office:value="191.362655195113" calcext:value-type="float">
            <text:p>191.3626551951</text:p>
          </table:table-cell>
          <table:table-cell table:formula="of:=100/[.W9]" office:value-type="float" office:value="253.112012189875" calcext:value-type="float">
            <text:p>253.1120121899</text:p>
          </table:table-cell>
          <table:table-cell table:formula="of:=100/[.X9]" office:value-type="float" office:value="179.182890184182" calcext:value-type="float">
            <text:p>179.18289018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18:10:15.103113389</dc:date>
    <meta:document-statistic meta:table-count="1" meta:cell-count="297" meta:object-count="0"/>
    <meta:generator>LibreOffice/4.2.8.2$Linux_X86_64 LibreOffice_project/420m0$Build-2</meta:generator>
  </office:meta>
</office:document-meta>
</file>